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text-properties officeooo:rsid="0017b6fb" officeooo:paragraph-rsid="0017b6f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What is the soul? Do we even have a soul? This has been a question asked by philosophers and scientists for thousands of years. It is such a simple, yet unanswerable question with approaches that vary in the most diverse ways. <text:s/>A modern answer you may find is that the soul is the immaterial substratum that forms our consciousness, and can only be made by God. On the other hand, a more secular answer may be that the soul is the product of chemical processes within our brains that form to sum of our consciousness. Whatever sphere of belief you may find yourself in, it is an undeniable fact that the question over what forms the soul will be one that will forever trouble philosophers for centuries to come. </text:p>
      <text:p text:style-name="P1"><text:tab/>In the work <text:span text:style-name="T1">The Allegory of the Chariot </text:span><text:span text:style-name="T2">from Plato’s </text:span><text:span text:style-name="T1">Phaedrus, </text:span><text:span text:style-name="T2">Socrates is seen speaking to Eros about the nature of the soul and on the types of madness that a man may face in his ordinary life. To start off, let’s speak of this “madness” that Socrates touches upon. To sum up Socrates’ argument in the most concise way as possible, Socrates essentially argues that there are three types of madness: the madness of prophecy, which comes from Apollo; the madness of mysticism, which comes from Dionysus; and finally the madnesses of poetry by the Muses, and love from Aphrodite and Eros. Socrates pays the most attention upon the fourth type of madness, the madness of love. The madness of love can be described as the feeling of ecstasy that one may feel arise inside of them when they fall in love with another male or female. This feeling of love can be so overwhelming and euphoric that it can arguably be said to be sent by the gods whereas our normal human sensations are described as mere sobriety. Socrates beautifully constructs the argument in almost a psychedelic nature, and as a result the argument becomes so much more meaningful and thought-provoking. In addition to this argument, Socrates evidently argues that a bit of madness is a necessity of human living when engifted by a higher power such as God, and even going so far as stating that our sober senses amount to little or nothing. Socrates elucidates upon the fact that what most people will refer to as “mantic” was once held in high regard as the word “manic” which described a beautiful form of art which pertained to the prediction of the future. With all things considered, it can essentially be inferred that Socrates see the characteristics of a “mantic” person as an embodiment of a free human soul. In my opinion, what Socrates is getting at here is that human beings should not be critical of a spirit being its free self and allowing ideas to move freely into existence, but instead embraceful of this beautiful thing engifted to mankind by God. One of the major themes we run into when reading this story is the theme of immortality and mortality. In essence, this writing explores the nature of the human soul, and the questions surrounding what happens to it after our shell of existence fades away.</text:span></text:p>
      <text:p text:style-name="P1"><text:span text:style-name="T2"><text:tab/>In addition to <text:s/>Socrates’ views on the madness seen in the human soul from time to time, he also attempts to describe the structure of the human soul as being a chariot pulled by one good horse and a bad horse. This describes the dichotomy between the good and evil tendencies we often go through on a day to day basis as human beings. The righteous horse on one hand, displays all of the typical features of righteousness such as having beautiful wings, being a white color, and being obedient. The horse that embodies evil depicts the features of negativity such as having ragged wings, displaying predominantly unhealthly features, and reflects a darker color. As the chariot is dragged along life’s road, the good in man is dominant initially and is able to resist the disobedience of the other horse, but eventually this horse becomes tired, and for a temporary amount of time the disobedient horse overpowers the good and tramples along the wrong trail, and after repeated failures eventually kills a person. This infuriates the driver of the chariot, as well as the obedient horse who strengthen their vigilance and once again gain control of the chariot. In my opinion, this is a beautiful metaphor that creates an easily understandable analogy to describe the inherent difficulties within our internal consciousness. In addition to this, I would also infer that Socrates is attempting to be optimistic about an inherent goodness that man may possess and be implying that eventually, the “good horse” in all of us will overcome the bad. A major theme in this story is the theme of Good vs. Evil. These two forces are beautifully personified into two living horses with a consciousness, and this identifies the altered consciousness that humans will face in their normal existence. During good times, our consciousness is </text:span><text:soft-page-break/><text:span text:style-name="T2">dominated by the righteous horse which aims to steer us in the right direction, but in harder times this righteous horse becomes tired and the disobedient one temporarily steers the chariot off track. In the end though, when all the lessons are learned from the mistakes that were made, man’s consciousness will undergo a development in which these two tendencies can exist alongside one another and be controlled by the actual steerer of the human experience itself, the one in the chariot. The lesson to be learned here is not that we can completely change these aspects of our consciousness, but given the right training and discipline, we can bring them under our control and steer them in useful directions. </text:span></text:p>
      <text:p text:style-name="P1"><text:span text:style-name="T2"><text:tab/>Throughout the existence of advanced human consciousness, there have always been questions surrounding the nature of our soul and consciousness. While these questions may never be answered, their existence have provided for a hub of human thought and intellectual exercise, one that goes back hundreds of years BC. People such as Socrates from these ancient times provide us with beautiful analogies and thought provoking ideas which expand our perspective on how to analytical frame the human experience, and they were without a doubt arguably among the smartest of their times. Despite being superseded by modern science and understanding of human consciousness, the themes brought up in these older writings will always be an influence on how intellectuals think about consciousness and human existence. </text:span></text:p>
      <text:p text:style-name="P1"><text:span text:style-name="T2"/></text:p>
      <text:p text:style-name="P1"><text:span text:style-name="T2">Citations</text:span></text:p>
      <text:p text:style-name="P1"><text:span text:style-name="T2"/></text:p>
      <text:p text:style-name="P1"><text:span text:style-name="Citation">Plato. Plato's Phaedrus. Cambridge :University Press, 195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2T21:37:03.876311867</meta:creation-date>
    <dc:date>2023-02-12T22:51:43.952359593</dc:date>
    <meta:editing-duration>PT1H14M41S</meta:editing-duration>
    <meta:editing-cycles>1</meta:editing-cycles>
    <meta:generator>LibreOffice/7.4.5.1$Linux_X86_64 LibreOffice_project/40$Build-1</meta:generator>
    <meta:document-statistic meta:table-count="0" meta:image-count="0" meta:object-count="0" meta:page-count="2" meta:paragraph-count="6" meta:word-count="1087" meta:character-count="6420" meta:non-whitespace-character-count="5330"/>
  </office:meta>
</office:document-meta>
</file>